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Preformatted_20_Text" style:list-style-name="L11">
      <style:paragraph-properties fo:margin-top="0cm" fo:margin-bottom="0.499cm" style:contextual-spacing="false" style:writing-mode="lr-tb"/>
    </style:style>
    <style:style style:name="P3" style:family="paragraph" style:parent-style-name="Preformatted_20_Text" style:list-style-name="L11">
      <style:paragraph-properties style:writing-mode="lr-tb"/>
    </style:style>
    <style:style style:name="P4" style:family="paragraph" style:parent-style-name="Preformatted_20_Text" style:list-style-name="L14">
      <style:paragraph-properties fo:margin-top="0cm" fo:margin-bottom="0.499cm" style:contextual-spacing="false" style:writing-mode="lr-tb"/>
    </style:style>
    <style:style style:name="P5" style:family="paragraph" style:parent-style-name="Preformatted_20_Text" style:list-style-name="L14">
      <style:paragraph-properties style:writing-mode="lr-tb"/>
    </style:style>
    <style:style style:name="P6" style:family="paragraph" style:parent-style-name="Standard">
      <style:paragraph-properties style:writing-mode="lr-tb"/>
    </style:style>
    <style:style style:name="P7" style:family="paragraph" style:parent-style-name="Standard">
      <style:paragraph-properties fo:margin-top="0cm" fo:margin-bottom="0.499cm" style:contextual-spacing="false" style:writing-mode="lr-tb"/>
    </style:style>
    <style:style style:name="P8" style:family="paragraph" style:parent-style-name="Standard">
      <style:paragraph-properties style:writing-mode="lr-tb"/>
      <style:text-properties officeooo:rsid="001b8017" officeooo:paragraph-rsid="001b8017"/>
    </style:style>
    <style:style style:name="P9" style:family="paragraph" style:parent-style-name="Standard">
      <style:paragraph-properties fo:text-align="center" style:justify-single-word="false" style:writing-mode="lr-tb"/>
      <style:text-properties officeooo:rsid="001b8017" officeooo:paragraph-rsid="001b8017"/>
    </style:style>
    <style:style style:name="P10" style:family="paragraph" style:parent-style-name="Standard">
      <style:text-properties officeooo:rsid="001d6f22" officeooo:paragraph-rsid="001d6f22"/>
    </style:style>
    <style:style style:name="P11" style:family="paragraph" style:parent-style-name="Text_20_body" style:list-style-name="L1">
      <style:paragraph-properties fo:margin-top="0cm" fo:margin-bottom="0cm" style:contextual-spacing="false" style:writing-mode="lr-tb"/>
    </style:style>
    <style:style style:name="P12" style:family="paragraph" style:parent-style-name="Text_20_body" style:list-style-name="L1">
      <style:paragraph-properties style:writing-mode="lr-tb"/>
    </style:style>
    <style:style style:name="P13" style:family="paragraph" style:parent-style-name="Text_20_body">
      <style:paragraph-properties fo:margin-top="0cm" fo:margin-bottom="0cm" style:contextual-spacing="false" style:writing-mode="lr-tb"/>
    </style:style>
    <style:style style:name="P14" style:family="paragraph" style:parent-style-name="Text_20_body">
      <style:paragraph-properties style:writing-mode="lr-tb"/>
    </style:style>
    <style:style style:name="P15" style:family="paragraph" style:parent-style-name="Text_20_body" style:list-style-name="L2">
      <style:paragraph-properties fo:margin-top="0cm" fo:margin-bottom="0cm" style:contextual-spacing="false" style:writing-mode="lr-tb"/>
    </style:style>
    <style:style style:name="P16" style:family="paragraph" style:parent-style-name="Text_20_body" style:list-style-name="L2">
      <style:paragraph-properties style:writing-mode="lr-tb"/>
    </style:style>
    <style:style style:name="P17" style:family="paragraph" style:parent-style-name="Text_20_body" style:list-style-name="L3">
      <style:paragraph-properties fo:margin-top="0cm" fo:margin-bottom="0cm" style:contextual-spacing="false" style:writing-mode="lr-tb"/>
    </style:style>
    <style:style style:name="P18" style:family="paragraph" style:parent-style-name="Text_20_body" style:list-style-name="L3">
      <style:paragraph-properties style:writing-mode="lr-tb"/>
    </style:style>
    <style:style style:name="P19" style:family="paragraph" style:parent-style-name="Text_20_body" style:list-style-name="L4">
      <style:paragraph-properties fo:margin-top="0cm" fo:margin-bottom="0cm" style:contextual-spacing="false" style:writing-mode="lr-tb"/>
    </style:style>
    <style:style style:name="P20" style:family="paragraph" style:parent-style-name="Text_20_body" style:list-style-name="L4">
      <style:paragraph-properties style:writing-mode="lr-tb"/>
    </style:style>
    <style:style style:name="P21" style:family="paragraph" style:parent-style-name="Text_20_body" style:list-style-name="L5">
      <style:paragraph-properties fo:margin-top="0cm" fo:margin-bottom="0cm" style:contextual-spacing="false" style:writing-mode="lr-tb"/>
    </style:style>
    <style:style style:name="P22" style:family="paragraph" style:parent-style-name="Text_20_body" style:list-style-name="L5">
      <style:paragraph-properties style:writing-mode="lr-tb"/>
    </style:style>
    <style:style style:name="P23" style:family="paragraph" style:parent-style-name="Text_20_body" style:list-style-name="L6">
      <style:paragraph-properties fo:margin-top="0cm" fo:margin-bottom="0cm" style:contextual-spacing="false" style:writing-mode="lr-tb"/>
    </style:style>
    <style:style style:name="P24" style:family="paragraph" style:parent-style-name="Text_20_body" style:list-style-name="L6">
      <style:paragraph-properties style:writing-mode="lr-tb"/>
    </style:style>
    <style:style style:name="P25" style:family="paragraph" style:parent-style-name="Text_20_body" style:list-style-name="L7">
      <style:paragraph-properties fo:margin-top="0cm" fo:margin-bottom="0cm" style:contextual-spacing="false" style:writing-mode="lr-tb"/>
    </style:style>
    <style:style style:name="P26" style:family="paragraph" style:parent-style-name="Text_20_body" style:list-style-name="L7">
      <style:paragraph-properties style:writing-mode="lr-tb"/>
    </style:style>
    <style:style style:name="P27" style:family="paragraph" style:parent-style-name="Text_20_body" style:list-style-name="L8">
      <style:paragraph-properties fo:margin-top="0cm" fo:margin-bottom="0cm" style:contextual-spacing="false" style:writing-mode="lr-tb"/>
    </style:style>
    <style:style style:name="P28" style:family="paragraph" style:parent-style-name="Text_20_body" style:list-style-name="L8">
      <style:paragraph-properties style:writing-mode="lr-tb"/>
    </style:style>
    <style:style style:name="P29" style:family="paragraph" style:parent-style-name="Text_20_body" style:list-style-name="L9">
      <style:paragraph-properties fo:margin-top="0cm" fo:margin-bottom="0cm" style:contextual-spacing="false" style:writing-mode="lr-tb"/>
    </style:style>
    <style:style style:name="P30" style:family="paragraph" style:parent-style-name="Text_20_body" style:list-style-name="L9">
      <style:paragraph-properties style:writing-mode="lr-tb"/>
    </style:style>
    <style:style style:name="P31" style:family="paragraph" style:parent-style-name="Text_20_body" style:list-style-name="L10">
      <style:paragraph-properties fo:margin-top="0cm" fo:margin-bottom="0cm" style:contextual-spacing="false" style:writing-mode="lr-tb"/>
    </style:style>
    <style:style style:name="P32" style:family="paragraph" style:parent-style-name="Text_20_body" style:list-style-name="L10">
      <style:paragraph-properties style:writing-mode="lr-tb"/>
    </style:style>
    <style:style style:name="P33" style:family="paragraph" style:parent-style-name="Text_20_body" style:list-style-name="L11">
      <style:paragraph-properties fo:margin-top="0cm" fo:margin-bottom="0cm" style:contextual-spacing="false" style:writing-mode="lr-tb"/>
    </style:style>
    <style:style style:name="P34" style:family="paragraph" style:parent-style-name="Text_20_body" style:list-style-name="L11">
      <style:paragraph-properties style:writing-mode="lr-tb"/>
    </style:style>
    <style:style style:name="P35" style:family="paragraph" style:parent-style-name="Text_20_body" style:list-style-name="L12">
      <style:paragraph-properties fo:margin-top="0cm" fo:margin-bottom="0cm" style:contextual-spacing="false" style:writing-mode="lr-tb"/>
    </style:style>
    <style:style style:name="P36" style:family="paragraph" style:parent-style-name="Text_20_body" style:list-style-name="L12">
      <style:paragraph-properties style:writing-mode="lr-tb"/>
    </style:style>
    <style:style style:name="P37" style:family="paragraph" style:parent-style-name="Text_20_body" style:list-style-name="L13">
      <style:paragraph-properties fo:margin-top="0cm" fo:margin-bottom="0cm" style:contextual-spacing="false" style:writing-mode="lr-tb"/>
    </style:style>
    <style:style style:name="P38" style:family="paragraph" style:parent-style-name="Text_20_body" style:list-style-name="L13">
      <style:paragraph-properties style:writing-mode="lr-tb"/>
    </style:style>
    <style:style style:name="P39" style:family="paragraph" style:parent-style-name="Text_20_body" style:list-style-name="L14">
      <style:paragraph-properties fo:margin-top="0cm" fo:margin-bottom="0cm" style:contextual-spacing="false" style:writing-mode="lr-tb"/>
    </style:style>
    <style:style style:name="P40" style:family="paragraph" style:parent-style-name="Text_20_body" style:list-style-name="L14">
      <style:paragraph-properties style:writing-mode="lr-tb"/>
    </style:style>
    <style:style style:name="P41" style:family="paragraph" style:parent-style-name="Text_20_body" style:list-style-name="L15">
      <style:paragraph-properties fo:margin-top="0cm" fo:margin-bottom="0cm" style:contextual-spacing="false" style:writing-mode="lr-tb"/>
    </style:style>
    <style:style style:name="P42" style:family="paragraph" style:parent-style-name="Text_20_body" style:list-style-name="L15">
      <style:paragraph-properties style:writing-mode="lr-tb"/>
    </style:style>
    <style:style style:name="P43" style:family="paragraph" style:parent-style-name="Text_20_body" style:list-style-name="L16">
      <style:paragraph-properties fo:margin-top="0cm" fo:margin-bottom="0cm" style:contextual-spacing="false" style:writing-mode="lr-tb"/>
    </style:style>
    <style:style style:name="P44" style:family="paragraph" style:parent-style-name="Text_20_body" style:list-style-name="L16">
      <style:paragraph-properties style:writing-mode="lr-tb"/>
    </style:style>
    <style:style style:name="P45" style:family="paragraph" style:parent-style-name="Text_20_body" style:list-style-name="L17">
      <style:paragraph-properties fo:margin-top="0cm" fo:margin-bottom="0cm" style:contextual-spacing="false" style:writing-mode="lr-tb"/>
    </style:style>
    <style:style style:name="P46" style:family="paragraph" style:parent-style-name="Text_20_body" style:list-style-name="L17">
      <style:paragraph-properties style:writing-mode="lr-tb"/>
    </style:style>
    <style:style style:name="P47" style:family="paragraph" style:parent-style-name="Text_20_body" style:list-style-name="L18">
      <style:paragraph-properties style:writing-mode="lr-tb"/>
    </style:style>
    <style:style style:name="P48" style:family="paragraph" style:parent-style-name="Text_20_body" style:list-style-name="L19">
      <style:paragraph-properties fo:margin-top="0cm" fo:margin-bottom="0cm" style:contextual-spacing="false" style:writing-mode="lr-tb"/>
    </style:style>
    <style:style style:name="P49" style:family="paragraph" style:parent-style-name="Text_20_body" style:list-style-name="L19">
      <style:paragraph-properties style:writing-mode="lr-tb"/>
    </style:style>
    <style:style style:name="P50" style:family="paragraph" style:parent-style-name="Text_20_body" style:list-style-name="L20">
      <style:paragraph-properties fo:margin-top="0cm" fo:margin-bottom="0cm" style:contextual-spacing="false" style:writing-mode="lr-tb"/>
    </style:style>
    <style:style style:name="P51" style:family="paragraph" style:parent-style-name="Text_20_body" style:list-style-name="L20">
      <style:paragraph-properties style:writing-mode="lr-tb"/>
    </style:style>
    <style:style style:name="P52" style:family="paragraph" style:parent-style-name="Text_20_body" style:list-style-name="L21">
      <style:paragraph-properties fo:margin-top="0cm" fo:margin-bottom="0cm" style:contextual-spacing="false" style:writing-mode="lr-tb"/>
    </style:style>
    <style:style style:name="P53" style:family="paragraph" style:parent-style-name="Text_20_body" style:list-style-name="L21">
      <style:paragraph-properties style:writing-mode="lr-tb"/>
    </style:style>
    <style:style style:name="P54" style:family="paragraph" style:parent-style-name="Text_20_body" style:list-style-name="L22">
      <style:paragraph-properties style:writing-mode="lr-tb"/>
    </style:style>
    <style:style style:name="P55" style:family="paragraph" style:parent-style-name="Text_20_body" style:list-style-name="L23">
      <style:paragraph-properties fo:margin-top="0cm" fo:margin-bottom="0cm" style:contextual-spacing="false" style:writing-mode="lr-tb"/>
    </style:style>
    <style:style style:name="P56" style:family="paragraph" style:parent-style-name="Text_20_body" style:list-style-name="L23">
      <style:paragraph-properties style:writing-mode="lr-tb"/>
    </style:style>
    <style:style style:name="P57" style:family="paragraph" style:parent-style-name="Text_20_body" style:list-style-name="L24">
      <style:paragraph-properties fo:margin-top="0cm" fo:margin-bottom="0cm" style:contextual-spacing="false" style:writing-mode="lr-tb"/>
    </style:style>
    <style:style style:name="P58" style:family="paragraph" style:parent-style-name="Text_20_body" style:list-style-name="L24">
      <style:paragraph-properties style:writing-mode="lr-tb"/>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uilding an Intel 8085 Trainer to Experiment with Self-Programming</text:p>
      <text:p text:style-name="P8"/>
      <text:p text:style-name="P8">Abstract:</text:p>
      <text:p text:style-name="P8"/>
      <text:p text:style-name="P6">Building an 8085 trainer kit to deploy and run the self-modifying assembly code provided earlier involves assembling a functional 8085 microprocessor system with essential components for program execution, memory, I/O, and debugging. The trainer will support the code’s requirements: program storage and execution starting at 0000H, memory-mapped I/O at 2000H (input) and 2001H (output), and an LED indicator connected to the Serial Output Data (SOD) pin to signal self-modification. This guide outlines the components, circuit design, assembly steps, and testing procedures to create a minimal yet functional 8085 trainer kit, suitable for educational or hobbyist use. The design prioritizes simplicity, using common components and avoiding complex peripherals like the 8255 PPI, while ensuring compatibility with the code and the ability to observe self-programming.</text:p>
      <text:p text:style-name="P6"/>
      <text:p text:style-name="P6">Step 1: Gather Components</text:p>
      <text:p text:style-name="P6"/>
      <text:p text:style-name="P6">To build the 8085 trainer, you’ll need components for the microprocessor, memory, clock, reset, I/O, and debugging interfaces. Below is a list tailored to the code’s needs, based on typical 8085 trainer designs.</text:p>
      <text:p text:style-name="P7">Components</text:p>
      <text:list text:style-name="L1">
        <text:list-item>
          <text:p text:style-name="P11">Microprocessor:</text:p>
          <text:list>
            <text:list-item>
              <text:p text:style-name="P11">Intel 8085A (or compatible, e.g., 80C85) microprocessor (40-pin DIP).</text:p>
            </text:list-item>
          </text:list>
        </text:list-item>
        <text:list-item>
          <text:p text:style-name="P11">Memory:</text:p>
          <text:list>
            <text:list-item>
              <text:p text:style-name="P11">RAM: 6264 (8 KB static RAM, 28-pin DIP) to store the program (0000H–00FFH) and I/O (2000H–2001H). A 4 KB chip (e.g., 6116) is sufficient, but 6264 is common.</text:p>
            </text:list-item>
            <text:list-item>
              <text:p text:style-name="P11">Optional EPROM: 2764 (8 KB EPROM, 28-pin DIP) for permanent program storage, if desired.</text:p>
            </text:list-item>
          </text:list>
        </text:list-item>
        <text:list-item>
          <text:p text:style-name="P11">Clock Circuit:</text:p>
          <text:list>
            <text:list-item>
              <text:p text:style-name="P11">6 MHz crystal (provides 3 MHz internal clock after 8085’s internal division).</text:p>
            </text:list-item>
            <text:list-item>
              <text:p text:style-name="P11">Two 22 pF ceramic capacitors.</text:p>
            </text:list-item>
          </text:list>
        </text:list-item>
        <text:list-item>
          <text:p text:style-name="P11">Reset Circuit:</text:p>
          <text:list>
            <text:list-item>
              <text:p text:style-name="P11">10 µF electrolytic capacitor.</text:p>
            </text:list-item>
            <text:list-item>
              <text:p text:style-name="P11">10 kΩ resistor.</text:p>
            </text:list-item>
            <text:list-item>
              <text:p text:style-name="P11">Push-button switch (for manual reset).</text:p>
            </text:list-item>
          </text:list>
        </text:list-item>
        <text:list-item>
          <text:p text:style-name="P11">LED Indicator (for SOD):</text:p>
          <text:list>
            <text:list-item>
              <text:p text:style-name="P11">1 LED (e.g., red, 20 mA, 2V forward voltage).</text:p>
            </text:list-item>
            <text:list-item>
              <text:p text:style-name="P11">330Ω or 470Ω resistor (current-limiting).</text:p>
            </text:list-item>
            <text:list-item>
              <text:p text:style-name="P11">Optional: BC548 NPN transistor and 1 kΩ resistor (for brighter LEDs or higher current).</text:p>
            </text:list-item>
          </text:list>
        </text:list-item>
        <text:list-item>
          <text:p text:style-name="P11">Input/Output:</text:p>
          <text:list>
            <text:list-item>
              <text:p text:style-name="P11">Input: DIP switch (8-bit) or potentiometer with ADC (e.g., ADC0804) to set a value at 2000H.</text:p>
            </text:list-item>
            <text:list-item>
              <text:p text:style-name="P11">Output: Memory-mapped output at 2001H (handled by RAM); no additional hardware needed unless visualizing output (e.g., via a display).</text:p>
            </text:list-item>
            <text:list-item>
              <text:p text:style-name="P11"><text:soft-page-break/>Optional: 7-segment display or LCD (requires additional interfacing, e.g., via 8255 PPI).</text:p>
            </text:list-item>
          </text:list>
        </text:list-item>
        <text:list-item>
          <text:p text:style-name="P11">Debugging Interface:</text:p>
          <text:list>
            <text:list-item>
              <text:p text:style-name="P11">Serial Interface: MAX232 (RS-232 to TTL converter) and DB9 connector for PC communication.</text:p>
            </text:list-item>
            <text:list-item>
              <text:p text:style-name="P11">Monitor Program: Stored in EPROM (e.g., 2764) or preloaded in kit for memory programming.</text:p>
            </text:list-item>
            <text:list-item>
              <text:p text:style-name="P11">Optional: 16x2 LCD or 4-digit 7-segment display for memory/register display.</text:p>
            </text:list-item>
          </text:list>
        </text:list-item>
        <text:list-item>
          <text:p text:style-name="P11">Breadboard/PCB:</text:p>
          <text:list>
            <text:list-item>
              <text:p text:style-name="P11">Prototyping board (e.g., perfboard or stripboard) or custom PCB.</text:p>
            </text:list-item>
            <text:list-item>
              <text:p text:style-name="P11">40-pin IC socket (for 8085), 28-pin sockets (for RAM/EPROM).</text:p>
            </text:list-item>
            <text:list-item>
              <text:p text:style-name="P11">Jumper wires, soldering kit, or wire-wrap tools.</text:p>
            </text:list-item>
          </text:list>
        </text:list-item>
        <text:list-item>
          <text:p text:style-name="P11">Power Supply:</text:p>
          <text:list>
            <text:list-item>
              <text:p text:style-name="P11">5V DC power supply (1A minimum, e.g., 7805 regulator with 9V input).</text:p>
            </text:list-item>
            <text:list-item>
              <text:p text:style-name="P11">100 µF and 0.1 µF capacitors (for power decoupling).</text:p>
            </text:list-item>
          </text:list>
        </text:list-item>
        <text:list-item>
          <text:p text:style-name="P11">Miscellaneous:</text:p>
          <text:list>
            <text:list-item>
              <text:p text:style-name="P11">74LS373 (octal latch) for address/data bus demultiplexing.</text:p>
            </text:list-item>
            <text:list-item>
              <text:p text:style-name="P11">74LS138 (3-to-8 decoder) for memory and I/O selection.</text:p>
            </text:list-item>
            <text:list-item>
              <text:p text:style-name="P11">Pull-down resistors (10 kΩ) for interrupt pins.</text:p>
            </text:list-item>
            <text:list-item>
              <text:p text:style-name="P12">Logic probe, multimeter, or oscilloscope for debugging.</text:p>
            </text:list-item>
          </text:list>
        </text:list-item>
      </text:list>
      <text:p text:style-name="P14">Sourcing Notes</text:p>
      <text:list text:style-name="L2">
        <text:list-item>
          <text:p text:style-name="P15">Availability: Most components (8085, 6264, 2764, 74LS series) are available from electronics suppliers (e.g., DigiKey, Mouser, or eBay for vintage ICs). Trainer kits like Vinytics VMC-8501 can serve as a reference or component source.</text:p>
        </text:list-item>
        <text:list-item>
          <text:p text:style-name="P15">Substitutes: Use CMOS equivalents (e.g., 80C85, 62256 RAM) for lower power if preferred.</text:p>
        </text:list-item>
        <text:list-item>
          <text:p text:style-name="P16">Cost: Expect $50–$100 for components, depending on sourcing and whether you use a PCB.</text:p>
        </text:list-item>
      </text:list>
      <text:p text:style-name="P13">Step 2: Design the Circuit</text:p>
      <text:p text:style-name="P13">The trainer’s circuit integrates the 8085 with memory, I/O, and the SOD LED, ensuring the self-modifying code can run. Below is the schematic breakdown, focusing on minimalism and compatibility with the code.</text:p>
      <text:p text:style-name="P14">1. 8085 Microprocessor Connections</text:p>
      <text:list text:style-name="L3">
        <text:list-item>
          <text:p text:style-name="P17">Power:</text:p>
          <text:list>
            <text:list-item>
              <text:p text:style-name="P17">Vcc (pin 40): +5V.</text:p>
            </text:list-item>
            <text:list-item>
              <text:p text:style-name="P17">Vss (pin 20): Ground.</text:p>
            </text:list-item>
            <text:list-item>
              <text:p text:style-name="P17">Add 0.1 µF ceramic capacitor between Vcc and Vss near the 8085 for decoupling.</text:p>
            </text:list-item>
          </text:list>
        </text:list-item>
        <text:list-item>
          <text:p text:style-name="P17">Clock:</text:p>
          <text:list>
            <text:list-item>
              <text:p text:style-name="P17">Connect a 6 MHz crystal between X1 (pin 1) and X2 (pin 2).</text:p>
            </text:list-item>
            <text:list-item>
              <text:p text:style-name="P17">Attach 22 pF capacitors from X1 and X2 to ground.</text:p>
            </text:list-item>
            <text:list-item>
              <text:p text:style-name="P17">CLK OUT (pin 37) provides a 3 MHz clock for debugging (optional).</text:p>
            </text:list-item>
          </text:list>
        </text:list-item>
        <text:list-item>
          <text:p text:style-name="P17">Reset:</text:p>
          <text:list>
            <text:list-item>
              <text:p text:style-name="P17">RESET IN (pin 36): Connect to 5V via 10 µF capacitor and to ground via 10 kΩ resistor (RC reset circuit).</text:p>
            </text:list-item>
            <text:list-item>
              <text:p text:style-name="P17"><text:soft-page-break/>Add a push-button switch across the capacitor for manual reset (press to ground).</text:p>
            </text:list-item>
            <text:list-item>
              <text:p text:style-name="P17">RESET OUT (pin 3): Leave unconnected or monitor for reset signal.</text:p>
            </text:list-item>
          </text:list>
        </text:list-item>
        <text:list-item>
          <text:p text:style-name="P17">Interrupts:</text:p>
          <text:list>
            <text:list-item>
              <text:p text:style-name="P17">Ground TRAP (pin 6), RST 5.5–7.5 (pins 7–9), and INTR (pin 12) via 10 kΩ pull-down resistors to prevent spurious interrupts.</text:p>
            </text:list-item>
            <text:list-item>
              <text:p text:style-name="P17">INTA (pin 11): Leave unconnected (no interrupts used).</text:p>
            </text:list-item>
          </text:list>
        </text:list-item>
        <text:list-item>
          <text:p text:style-name="P17">Control Signals:</text:p>
          <text:list>
            <text:list-item>
              <text:p text:style-name="P17">ALE (pin 30): Address Latch Enable, used for bus demultiplexing.</text:p>
            </text:list-item>
            <text:list-item>
              <text:p text:style-name="P17">RD (pin 32), WR (pin 31): Read/Write signals for memory/I/O.</text:p>
            </text:list-item>
            <text:list-item>
              <text:p text:style-name="P17">IO/M (pin 34): Distinguishes memory vs. I/O access.</text:p>
            </text:list-item>
            <text:list-item>
              <text:p text:style-name="P17">S0, S1 (pins 29, 33): Status signals (optional for debugging).</text:p>
            </text:list-item>
          </text:list>
        </text:list-item>
        <text:list-item>
          <text:p text:style-name="P17">SOD LED:</text:p>
          <text:list>
            <text:list-item>
              <text:p text:style-name="P17">SOD (pin 4): Connect to a 330Ω resistor, resistor to LED cathode, LED anode to 5V.</text:p>
            </text:list-item>
            <text:list-item>
              <text:p text:style-name="P17">Logic: SOD low (via SIM with 40H) turns LED on (current sinks to SOD); SOD high (C0H) turns LED off.</text:p>
            </text:list-item>
            <text:list-item>
              <text:p text:style-name="P17">Alternative (for brighter LED): Connect SOD to BC548 base via 1 kΩ resistor, emitter to ground, collector to LED cathode, LED anode to 5V via 330Ω resistor. SOD high turns LED on.</text:p>
            </text:list-item>
          </text:list>
        </text:list-item>
        <text:list-item>
          <text:p text:style-name="P18">SID (pin 5): Leave unconnected (no serial input used).</text:p>
        </text:list-item>
      </text:list>
      <text:p text:style-name="P14">2. Address/Data Bus Demultiplexing</text:p>
      <text:list text:style-name="L4">
        <text:list-item>
          <text:p text:style-name="P19">The 8085 multiplexes the lower 8 address bits (A0–A7) with the data bus (AD0–AD7, pins 12–19).</text:p>
        </text:list-item>
        <text:list-item>
          <text:p text:style-name="P19">74LS373 Latch:</text:p>
          <text:list>
            <text:list-item>
              <text:p text:style-name="P19">Inputs D0–D7: Connect to AD0–AD7 (pins 12–19).</text:p>
            </text:list-item>
            <text:list-item>
              <text:p text:style-name="P19">Outputs Q0–Q7: Provide demultiplexed A0–A7 to memory.</text:p>
            </text:list-item>
            <text:list-item>
              <text:p text:style-name="P19">G (Enable): Connect to ALE (pin 30). When ALE is high, the latch captures A0–A7.</text:p>
            </text:list-item>
            <text:list-item>
              <text:p text:style-name="P19">OE (Output Enable): Tie to ground (always enabled).</text:p>
            </text:list-item>
          </text:list>
        </text:list-item>
        <text:list-item>
          <text:p text:style-name="P19">Upper Address Bus:</text:p>
          <text:list>
            <text:list-item>
              <text:p text:style-name="P19">A8–A15 (pins 21–28): Directly connect to memory address lines.</text:p>
            </text:list-item>
          </text:list>
        </text:list-item>
        <text:list-item>
          <text:p text:style-name="P19">Data Bus:</text:p>
          <text:list>
            <text:list-item>
              <text:p text:style-name="P20">After demultiplexing, AD0–AD7 (pins 12–19) serve as the data bus (D0–D7).</text:p>
            </text:list-item>
          </text:list>
        </text:list-item>
      </text:list>
      <text:p text:style-name="P14">3. Memory (RAM)</text:p>
      <text:list text:style-name="L5">
        <text:list-item>
          <text:p text:style-name="P21">6264 SRAM (8 KB):</text:p>
          <text:list>
            <text:list-item>
              <text:p text:style-name="P21">Address lines A0–A12: Connect A0–A7 from 74LS373 outputs, A8–A12 from 8085 A8–A12 (pins 21–25).</text:p>
            </text:list-item>
            <text:list-item>
              <text:p text:style-name="P21">Data lines D0–D7: Connect to 8085 AD0–AD7 (pins 12–19).</text:p>
            </text:list-item>
            <text:list-item>
              <text:p text:style-name="P21">Control signals:</text:p>
              <text:list>
                <text:list-item>
                  <text:p text:style-name="P21">CS (Chip Select, active low): Connect via 74LS138 decoder (see below).</text:p>
                </text:list-item>
                <text:list-item>
                  <text:p text:style-name="P21">OE (Output Enable, active low): Connect to 8085 RD (pin 32).</text:p>
                </text:list-item>
                <text:list-item>
                  <text:p text:style-name="P21">WE (Write Enable, active low): Connect to 8085 WR (pin 31).</text:p>
                </text:list-item>
              </text:list>
            </text:list-item>
            <text:list-item>
              <text:p text:style-name="P21">Power: Vcc to 5V, Vss to ground, 0.1 µF capacitor across Vcc–Vss.</text:p>
            </text:list-item>
            <text:list-item>
              <text:p text:style-name="P21">Unused pins (e.g., A13): Tie to ground or leave floating (per datasheet).</text:p>
            </text:list-item>
          </text:list>
        </text:list-item>
        <text:list-item>
          <text:p text:style-name="P21"><text:soft-page-break/>Memory Mapping:</text:p>
          <text:list>
            <text:list-item>
              <text:p text:style-name="P21">Map RAM to cover 0000H–3FFFH (8 KB). The code runs at 0000H–00FFH, with I/O at 2000H–2001H.</text:p>
            </text:list-item>
            <text:list-item>
              <text:p text:style-name="P22">The 6264 handles both program and I/O, as the code uses memory-mapped I/O.</text:p>
            </text:list-item>
          </text:list>
        </text:list-item>
      </text:list>
      <text:p text:style-name="P14">4. Memory and I/O Decoding</text:p>
      <text:list text:style-name="L6">
        <text:list-item>
          <text:p text:style-name="P23">74LS138 Decoder:</text:p>
          <text:list>
            <text:list-item>
              <text:p text:style-name="P23">Use to generate chip selects for RAM and potential I/O.</text:p>
            </text:list-item>
            <text:list-item>
              <text:p text:style-name="P23">Inputs:</text:p>
              <text:list>
                <text:list-item>
                  <text:p text:style-name="P23">A, B, C: Connect to A13–A15 (8085 pins 26–28) for address decoding.</text:p>
                </text:list-item>
                <text:list-item>
                  <text:p text:style-name="P23">G1: Connect to IO/M (pin 34) inverted (use 74LS04) to enable for memory access (IO/M = 0).</text:p>
                </text:list-item>
                <text:list-item>
                  <text:p text:style-name="P23">G2A, G2B: Tie to ground or control signals (e.g., RD/WR for finer control).</text:p>
                </text:list-item>
              </text:list>
            </text:list-item>
            <text:list-item>
              <text:p text:style-name="P23">Outputs:</text:p>
              <text:list>
                <text:list-item>
                  <text:p text:style-name="P23">Y0 (active low): Connect to 6264 CS for 0000H–1FFFH (A15–A13 = 000).</text:p>
                </text:list-item>
                <text:list-item>
                  <text:p text:style-name="P23">Y1: Reserve for 2000H–3FFFH if separate I/O is needed; here, Y0 covers both program and I/O.</text:p>
                </text:list-item>
              </text:list>
            </text:list-item>
            <text:list-item>
              <text:p text:style-name="P24">This ensures RAM is selected for all accesses in 0000H–3FFFH, including 2000H–2001H.</text:p>
            </text:list-item>
          </text:list>
        </text:list-item>
      </text:list>
      <text:p text:style-name="P14">5. Input/Output</text:p>
      <text:list text:style-name="L7">
        <text:list-item>
          <text:p text:style-name="P25">Input (at 2000H):</text:p>
          <text:list>
            <text:list-item>
              <text:p text:style-name="P25">DIP Switch: Connect an 8-bit DIP switch to the data bus (D0–D7) via 10 kΩ pull-up resistors to 5V. Enable the switch output to the data bus when 2000H is read (use 74LS138 Y1 or a NAND gate with A13, RD, and IO/M).</text:p>
            </text:list-item>
            <text:list-item>
              <text:p text:style-name="P25">Alternative: Use a potentiometer (10 kΩ) with an ADC0804 to generate a 0–255 value. Connect ADC output to D0–D7, triggered by a read at 2000H.</text:p>
            </text:list-item>
            <text:list-item>
              <text:p text:style-name="P25">For simplicity, manually write the input value to 2000H using a monitor program (see deployment).</text:p>
            </text:list-item>
          </text:list>
        </text:list-item>
        <text:list-item>
          <text:p text:style-name="P25">Output (at 2001H):</text:p>
          <text:list>
            <text:list-item>
              <text:p text:style-name="P25">Handled by RAM (6264) at 2001H. No additional hardware needed unless visualizing output.</text:p>
            </text:list-item>
            <text:list-item>
              <text:p text:style-name="P25">Optional Display: Add a 7-segment display or LCD via an 8255 PPI to show ‘H’ or ‘L’, but this is unnecessary for basic operation.</text:p>
            </text:list-item>
          </text:list>
        </text:list-item>
        <text:list-item>
          <text:p text:style-name="P25">SOD LED:</text:p>
          <text:list>
            <text:list-item>
              <text:p text:style-name="P26">As described, SOD drives the LED to indicate self-modification.</text:p>
            </text:list-item>
          </text:list>
        </text:list-item>
      </text:list>
      <text:p text:style-name="P14">6. Serial Interface (for Monitor Program)</text:p>
      <text:list text:style-name="L8">
        <text:list-item>
          <text:p text:style-name="P27">MAX232:</text:p>
          <text:list>
            <text:list-item>
              <text:p text:style-name="P27">Connect 8085 SID (pin 5, optional for input) and SOD (pin 4, shared with LED) to MAX232 for TTL-to-RS-232 conversion.</text:p>
            </text:list-item>
            <text:list-item>
              <text:p text:style-name="P27">MAX232 T1IN to SOD (via buffer to avoid LED interference), R1OUT to SID.</text:p>
            </text:list-item>
            <text:list-item>
              <text:p text:style-name="P27">T1OUT, R1IN to DB9 connector for PC serial port.</text:p>
            </text:list-item>
            <text:list-item>
              <text:p text:style-name="P27">Add 1 µF capacitors for MAX232 charge pumps (per datasheet).</text:p>
            </text:list-item>
          </text:list>
        </text:list-item>
        <text:list-item>
          <text:p text:style-name="P27"><text:soft-page-break/>Purpose: Allows loading the program via a PC (e.g., Tera Term) and running a monitor program for memory access.</text:p>
        </text:list-item>
        <text:list-item>
          <text:p text:style-name="P28">Alternative: Use a USB-to-serial adapter if the kit lacks RS-232.</text:p>
        </text:list-item>
      </text:list>
      <text:p text:style-name="P14">7. Power Supply</text:p>
      <text:list text:style-name="L9">
        <text:list-item>
          <text:p text:style-name="P29">7805 Regulator:</text:p>
          <text:list>
            <text:list-item>
              <text:p text:style-name="P29">Input: 9–12V DC (e.g., wall adapter).</text:p>
            </text:list-item>
            <text:list-item>
              <text:p text:style-name="P29">Output: 5V to Vcc of all ICs (8085, 6264, 74LS373, 74LS138, MAX232).</text:p>
            </text:list-item>
            <text:list-item>
              <text:p text:style-name="P29">Add 100 µF capacitor at input, 0.1 µF at output for stability.</text:p>
            </text:list-item>
          </text:list>
        </text:list-item>
        <text:list-item>
          <text:p text:style-name="P29">Distribution:</text:p>
          <text:list>
            <text:list-item>
              <text:p text:style-name="P29">Use a power rail on the breadboard/PCB.</text:p>
            </text:list-item>
            <text:list-item>
              <text:p text:style-name="P30">Ensure all ICs have decoupling capacitors (0.1 µF) near Vcc pins.</text:p>
            </text:list-item>
          </text:list>
        </text:list-item>
      </text:list>
      <text:p text:style-name="P13">Step 3: Assemble the Trainer</text:p>
      <text:p text:style-name="P13">With components and a schematic, assemble the circuit on a breadboard, perfboard, or custom PCB. Breadboard is recommended for prototyping, while perfboard or PCB is better for permanence.</text:p>
      <text:p text:style-name="P14">Assembly Steps</text:p>
      <text:list text:style-name="L10">
        <text:list-item>
          <text:p text:style-name="P31">Place IC Sockets:</text:p>
          <text:list>
            <text:list-item>
              <text:p text:style-name="P31">Install 40-pin socket for 8085, 28-pin sockets for 6264 (RAM) and 2764 (optional EPROM), 20-pin for 74LS373, 16-pin for 74LS138, and 16-pin for MAX232.</text:p>
            </text:list-item>
            <text:list-item>
              <text:p text:style-name="P31">Label sockets to avoid confusion.</text:p>
            </text:list-item>
          </text:list>
        </text:list-item>
        <text:list-item>
          <text:p text:style-name="P31">Connect Power and Ground:</text:p>
          <text:list>
            <text:list-item>
              <text:p text:style-name="P31">Wire 5V and ground rails to all IC Vcc and Vss pins.</text:p>
            </text:list-item>
            <text:list-item>
              <text:p text:style-name="P31">Add decoupling capacitors (0.1 µF) across Vcc–Vss for each IC.</text:p>
            </text:list-item>
          </text:list>
        </text:list-item>
        <text:list-item>
          <text:p text:style-name="P31">Wire the 8085:</text:p>
          <text:list>
            <text:list-item>
              <text:p text:style-name="P31">Connect clock circuit (6 MHz crystal, 22 pF capacitors) to X1/X2.</text:p>
            </text:list-item>
            <text:list-item>
              <text:p text:style-name="P31">Wire reset circuit to RESET IN (10 µF capacitor to 5V, 10 kΩ resistor to ground, push-button).</text:p>
            </text:list-item>
            <text:list-item>
              <text:p text:style-name="P31">Ground interrupt pins via 10 kΩ resistors.</text:p>
            </text:list-item>
            <text:list-item>
              <text:p text:style-name="P31">Connect SOD to LED circuit (330Ω resistor to cathode, anode to 5V).</text:p>
            </text:list-item>
          </text:list>
        </text:list-item>
        <text:list-item>
          <text:p text:style-name="P31">Demultiplex Address/Data:</text:p>
          <text:list>
            <text:list-item>
              <text:p text:style-name="P31">Wire 74LS373: AD0–AD7 to D0–D7 inputs, Q0–Q7 to A0–A7, ALE to G, OE to ground.</text:p>
            </text:list-item>
            <text:list-item>
              <text:p text:style-name="P31">Connect A8–A15 (8085 pins 21–28) to memory.</text:p>
            </text:list-item>
          </text:list>
        </text:list-item>
        <text:list-item>
          <text:p text:style-name="P31">Connect RAM:</text:p>
          <text:list>
            <text:list-item>
              <text:p text:style-name="P31">Wire 6264: A0–A12 to A0–A12 (A0–A7 from 74LS373, A8–A12 from 8085), D0–D7 to AD0–AD7, OE to RD, WE to WR, CS to 74LS138 Y0.</text:p>
            </text:list-item>
          </text:list>
        </text:list-item>
        <text:list-item>
          <text:p text:style-name="P31">Set Up Decoding:</text:p>
          <text:list>
            <text:list-item>
              <text:p text:style-name="P31">Wire 74LS138: A, B, C to A13–A15, G1 to IO/M (inverted), G2A/G2B to ground, Y0 to 6264 CS.</text:p>
            </text:list-item>
          </text:list>
        </text:list-item>
        <text:list-item>
          <text:p text:style-name="P31">Add I/O:</text:p>
          <text:list>
            <text:list-item>
              <text:p text:style-name="P31">Connect DIP switch to data bus, enabled by a read at 2000H (use 74LS138 Y1 or NAND gate).</text:p>
            </text:list-item>
            <text:list-item>
              <text:p text:style-name="P31">Output at 2001H uses RAM; no additional wiring needed.</text:p>
            </text:list-item>
          </text:list>
        </text:list-item>
        <text:list-item>
          <text:p text:style-name="P31"><text:soft-page-break/>Wire Serial Interface:</text:p>
          <text:list>
            <text:list-item>
              <text:p text:style-name="P31">Connect MAX232 to SOD (buffered), SID, and DB9. Add 1 µF capacitors.</text:p>
            </text:list-item>
          </text:list>
        </text:list-item>
        <text:list-item>
          <text:p text:style-name="P31">Power Supply:</text:p>
          <text:list>
            <text:list-item>
              <text:p text:style-name="P31">Connect 7805 regulator, input capacitors (100 µF, 0.1 µF), and distribute 5V/ground.</text:p>
            </text:list-item>
          </text:list>
        </text:list-item>
        <text:list-item>
          <text:p text:style-name="P31">Inspect and Solder:</text:p>
          <text:list>
            <text:list-item>
              <text:p text:style-name="P31">Double-check connections using a multimeter for continuity.</text:p>
            </text:list-item>
            <text:list-item>
              <text:p text:style-name="P32">Solder on perfboard or secure on breadboard. Use wire-wrap for clean prototyping.</text:p>
            </text:list-item>
          </text:list>
        </text:list-item>
      </text:list>
      <text:p text:style-name="P13">Step 4: Test the Trainer</text:p>
      <text:p text:style-name="P13">Before deploying the code, verify the trainer’s functionality.</text:p>
      <text:p text:style-name="P14">Testing Steps</text:p>
      <text:list text:style-name="L11">
        <text:list-item>
          <text:p text:style-name="P33">Power-On Test:</text:p>
          <text:list>
            <text:list-item>
              <text:p text:style-name="P33">Apply 5V power.</text:p>
            </text:list-item>
            <text:list-item>
              <text:p text:style-name="P33">Check Vcc (5V) and ground at all ICs.</text:p>
            </text:list-item>
            <text:list-item>
              <text:p text:style-name="P33">Verify 3 MHz clock at CLK OUT (pin 37) with an oscilloscope or logic probe.</text:p>
            </text:list-item>
          </text:list>
        </text:list-item>
        <text:list-item>
          <text:p text:style-name="P33">Reset Test:</text:p>
          <text:list>
            <text:list-item>
              <text:p text:style-name="P33">Press reset button; confirm RESET OUT (pin 3) goes high.</text:p>
            </text:list-item>
            <text:list-item>
              <text:p text:style-name="P33">Check address bus (A0–A15) starts at 0000H (use logic probe).</text:p>
            </text:list-item>
          </text:list>
        </text:list-item>
        <text:list-item>
          <text:p text:style-name="P33">Memory Test:</text:p>
          <text:list>
            <text:list-item>
              <text:p text:style-name="P33">Write a test value (e.g., FFH) to 0000H using a temporary monitor program or manual entry.</text:p>
            </text:list-item>
            <text:list-item>
              <text:p text:style-name="P33">Read back to confirm RAM functionality.</text:p>
            </text:list-item>
            <text:list-item>
              <text:p text:style-name="P33">Verify 2000H–2001H are accessible.</text:p>
            </text:list-item>
          </text:list>
        </text:list-item>
        <text:list-item>
          <text:p text:style-name="P33">SOD LED Test:</text:p>
          <text:list>
            <text:list-item>
              <text:p text:style-name="P33">Run a test program to toggle SOD:</text:p>
              <text:p text:style-name="P34">assembly</text:p>
              <text:p text:style-name="P3"><text:span text:style-name="Source_20_Text">MVI A, 40H ; SOD low (LED on)</text:span></text:p>
              <text:p text:style-name="P3"><text:span text:style-name="Source_20_Text">SIM</text:span></text:p>
              <text:p text:style-name="P2"><text:span text:style-name="Source_20_Text">HLT</text:span></text:p>
            </text:list-item>
            <text:list-item>
              <text:p text:style-name="P33">Confirm LED lights. Change to C0H to turn LED off.</text:p>
            </text:list-item>
          </text:list>
        </text:list-item>
        <text:list-item>
          <text:p text:style-name="P33">Serial Interface Test:</text:p>
          <text:list>
            <text:list-item>
              <text:p text:style-name="P33">Connect to PC via serial port (9600 baud, 8N1).</text:p>
            </text:list-item>
            <text:list-item>
              <text:p text:style-name="P33">Send a test byte from the PC; check if SOD toggles or SID receives (if used).</text:p>
            </text:list-item>
          </text:list>
        </text:list-item>
        <text:list-item>
          <text:p text:style-name="P33">Debugging:</text:p>
          <text:list>
            <text:list-item>
              <text:p text:style-name="P33">If the trainer fails (e.g., no clock, LED stuck), check:</text:p>
              <text:list>
                <text:list-item>
                  <text:p text:style-name="P33">Loose connections or solder joints.</text:p>
                </text:list-item>
                <text:list-item>
                  <text:p text:style-name="P33">Correct IC orientation (pin 1).</text:p>
                </text:list-item>
                <text:list-item>
                  <text:p text:style-name="P33">Crystal oscillation (replace if dead).</text:p>
                </text:list-item>
                <text:list-item>
                  <text:p text:style-name="P34">Power supply stability (ripple &lt; 50 mV).</text:p>
                </text:list-item>
              </text:list>
            </text:list-item>
          </text:list>
        </text:list-item>
      </text:list>
      <text:p text:style-name="P13">Step 5: Deploy the Code</text:p>
      <text:p text:style-name="P14">Follow the deployment steps from the previous response, adapted to the trainer:</text:p>
      <text:list text:style-name="L12">
        <text:list-item>
          <text:p text:style-name="P35">Assemble the Code:</text:p>
          <text:list>
            <text:list-item>
              <text:p text:style-name="P35">Use an assembler (e.g., A85) to convert selfmod.asm to selfmod.hex.</text:p>
            </text:list-item>
            <text:list-item>
              <text:p text:style-name="P35"><text:soft-page-break/>Verify addresses in the listing file (e.g., JMP_MOD ~`0020H`).</text:p>
            </text:list-item>
          </text:list>
        </text:list-item>
        <text:list-item>
          <text:p text:style-name="P35">Load the Code:</text:p>
          <text:list>
            <text:list-item>
              <text:p text:style-name="P35">Monitor Program (if included in EPROM or kit):</text:p>
              <text:list>
                <text:list-item>
                  <text:p text:style-name="P35">Connect the trainer’s serial port to a PC.</text:p>
                </text:list-item>
                <text:list-item>
                  <text:p text:style-name="P35">Use Tera Term to upload selfmod.hex (Intel HEX format).</text:p>
                </text:list-item>
                <text:list-item>
                  <text:p text:style-name="P35">Command: M 0000 to verify code in memory.</text:p>
                </text:list-item>
              </text:list>
            </text:list-item>
            <text:list-item>
              <text:p text:style-name="P35">Manual Entry:</text:p>
              <text:list>
                <text:list-item>
                  <text:p text:style-name="P35">Use the kit’s keypad (if available) to enter opcodes at 0000H from the listing file.</text:p>
                </text:list-item>
              </text:list>
            </text:list-item>
            <text:list-item>
              <text:p text:style-name="P35">EPROM (if used):</text:p>
              <text:list>
                <text:list-item>
                  <text:p text:style-name="P35">Burn selfmod.bin to a 2764 EPROM using a programmer.</text:p>
                </text:list-item>
                <text:list-item>
                  <text:p text:style-name="P35">Insert EPROM at 0000H, disable RAM at that range.</text:p>
                </text:list-item>
              </text:list>
            </text:list-item>
          </text:list>
        </text:list-item>
        <text:list-item>
          <text:p text:style-name="P35">Set Input:</text:p>
          <text:list>
            <text:list-item>
              <text:p text:style-name="P35">Write a test value to 2000H:</text:p>
              <text:list>
                <text:list-item>
                  <text:p text:style-name="P35">Via monitor: M 2000, enter 60 (high) or 40 (low).</text:p>
                </text:list-item>
                <text:list-item>
                  <text:p text:style-name="P35">Via DIP switch: Set switches to 00111100 (40) or 00111110 (60).</text:p>
                </text:list-item>
                <text:list-item>
                  <text:p text:style-name="P35">Via ADC: Adjust potentiometer to output ~40 or 60.</text:p>
                </text:list-item>
              </text:list>
            </text:list-item>
          </text:list>
        </text:list-item>
        <text:list-item>
          <text:p text:style-name="P35">Execute:</text:p>
          <text:list>
            <text:list-item>
              <text:p text:style-name="P35">Reset the 8085 (press button).</text:p>
            </text:list-item>
            <text:list-item>
              <text:p text:style-name="P35">Run: Use monitor command G 0000 or set PC to 0000H and press “Run”.</text:p>
            </text:list-item>
          </text:list>
        </text:list-item>
        <text:list-item>
          <text:p text:style-name="P35">Observe:</text:p>
          <text:list>
            <text:list-item>
              <text:p text:style-name="P35">LED: Lights briefly (~20–30 µs) during self-modification (MODIFY_LOW/MODIFY_HIGH).</text:p>
            </text:list-item>
            <text:list-item>
              <text:p text:style-name="P35">Output: Check 2001H (D 2001): 48H (‘H’) for input ≥ 50, 4CH (‘L’) for &lt; 50.</text:p>
            </text:list-item>
            <text:list-item>
              <text:p text:style-name="P36">Debug: If no output, use a logic probe on AD0–AD7, A0–A15, and control signals (RD, WR, ALE) to trace execution.</text:p>
            </text:list-item>
          </text:list>
        </text:list-item>
      </text:list>
      <text:p text:style-name="P14">Step 6: Finalize and Debug</text:p>
      <text:list text:style-name="L13">
        <text:list-item>
          <text:p text:style-name="P37">Add a Monitor Program:</text:p>
          <text:list>
            <text:list-item>
              <text:p text:style-name="P37">Program a 2764 EPROM with a simple monitor (e.g., from open-source 8085 kits) to facilitate code loading, memory editing, and execution.</text:p>
            </text:list-item>
            <text:list-item>
              <text:p text:style-name="P37">Map EPROM at 8000H–FFFFH to avoid conflict with RAM at 0000H.</text:p>
            </text:list-item>
          </text:list>
        </text:list-item>
        <text:list-item>
          <text:p text:style-name="P37">Enhance I/O:</text:p>
          <text:list>
            <text:list-item>
              <text:p text:style-name="P37">Add a 7-segment display or LCD via 8255 PPI to show 2001H output (‘H’/’L’).</text:p>
            </text:list-item>
            <text:list-item>
              <text:p text:style-name="P37">Implement a keypad for dynamic input at 2000H.</text:p>
            </text:list-item>
          </text:list>
        </text:list-item>
        <text:list-item>
          <text:p text:style-name="P37">Debugging Tips:</text:p>
          <text:list>
            <text:list-item>
              <text:p text:style-name="P37">No Execution: Check reset circuit, clock, and RAM CS signal.</text:p>
            </text:list-item>
            <text:list-item>
              <text:p text:style-name="P37">LED Stuck: Verify SIM instructions (40H/C0H) and SOD resistor value.</text:p>
            </text:list-item>
            <text:list-item>
              <text:p text:style-name="P37">Wrong Output: Confirm 2000H input value and JMP_MOD address in the listing file.</text:p>
            </text:list-item>
            <text:list-item>
              <text:p text:style-name="P37">Interrupts: Ensure interrupt pins are grounded.</text:p>
            </text:list-item>
          </text:list>
        </text:list-item>
        <text:list-item>
          <text:p text:style-name="P37">Documentation:</text:p>
          <text:list>
            <text:list-item>
              <text:p text:style-name="P37">Label all ICs, connectors, and switches on the board.</text:p>
            </text:list-item>
            <text:list-item>
              <text:p text:style-name="P38">Keep a schematic and the selfmod.lst file for reference.</text:p>
            </text:list-item>
          </text:list>
        </text:list-item>
      </text:list>
      <text:p text:style-name="P14"><text:soft-page-break/>Notes</text:p>
      <text:list text:style-name="L14">
        <text:list-item>
          <text:p text:style-name="P39">Minimal Design: This trainer omits advanced features (e.g., 8255 PPI, full keypad/display) to focus on the code’s needs. Add peripherals for a production-grade kit.</text:p>
        </text:list-item>
        <text:list-item>
          <text:p text:style-name="P39">Timing: The LED’s brief on-time (~20–30 µs) may need a delay loop for visibility:</text:p>
          <text:p text:style-name="P40">assembly</text:p>
          <text:p text:style-name="P5"><text:span text:style-name="Source_20_Text">; In MODIFY_LOW/MODIFY_HIGH, after MVI A, 40H; SIM:</text:span></text:p>
          <text:p text:style-name="P5"><text:span text:style-name="Source_20_Text">LXI B, 1000H ; Delay loop (~1 ms at 3 MHz)</text:span></text:p>
          <text:p text:style-name="P5"><text:span text:style-name="Source_20_Text">DELAY: DCX B</text:span></text:p>
          <text:p text:style-name="P5"><text:span text:style-name="Source_20_Text"><text:s text:c="7"/>MOV A, B</text:span></text:p>
          <text:p text:style-name="P5"><text:span text:style-name="Source_20_Text"><text:s text:c="7"/>ORA C</text:span></text:p>
          <text:p text:style-name="P4"><text:span text:style-name="Source_20_Text"><text:s text:c="7"/>JNZ DELAY</text:span></text:p>
        </text:list-item>
        <text:list-item>
          <text:p text:style-name="P39">Safety:</text:p>
          <text:list>
            <text:list-item>
              <text:p text:style-name="P39">Double-check IC pin assignments (e.g., 8085 pin 40 = Vcc, not ground).</text:p>
            </text:list-item>
            <text:list-item>
              <text:p text:style-name="P39">Use a current-limited power supply to avoid damage.</text:p>
            </text:list-item>
            <text:list-item>
              <text:p text:style-name="P39">Verify LED polarity (anode to 5V) to protect SOD.</text:p>
            </text:list-item>
          </text:list>
        </text:list-item>
        <text:list-item>
          <text:p text:style-name="P39">Scalability: The 6264 RAM supports larger programs. Add EPROM for a monitor or expand I/O for complex applications.</text:p>
        </text:list-item>
        <text:list-item>
          <text:p text:style-name="P40">Resources: Refer to 8085 datasheets (Intel, 1978), 6264/2764 datasheets, and trainer kit manuals (e.g., Dynalog 8085) for pinouts and timing.</text:p>
        </text:list-item>
      </text:list>
      <text:p text:style-name="P10">Part substitutions</text:p>
      <text:p text:style-name="P10"/>
      <text:p text:style-name="P10">Yes, you can use a 62256 SRAM and a 5 MHz clock for the 8085 trainer kit to deploy the self-modifying assembly code, but there are considerations to ensure compatibility with the 8085 microprocessor, the code’s requirements, and the overall system design. Below, I’ll explain the feasibility, necessary adjustments, and potential impacts of these substitutions, tailored to the trainer kit described for running the code with memory-mapped I/O at 2000H (input) and 2001H (output) and an LED on the SOD pin.</text:p>
      <text:p text:style-name="P6">Using 62256 SRAM</text:p>
      <text:p text:style-name="P6">The 62256 is a 32 KB static RAM (256 Kbit, organized as 32K x 8), compared to the 6264’s 8 KB (64 Kbit, 8K x 8) specified in the original trainer design. The code requires only a small memory range (0000H–00FFH for the program, 2000H–2001H for I/O), so the 62256 is more than sufficient but introduces slight changes.</text:p>
      <text:p text:style-name="P7">Compatibility</text:p>
      <text:list text:style-name="L15">
        <text:list-item>
          <text:p text:style-name="P41">Pinout:</text:p>
          <text:list>
            <text:list-item>
              <text:p text:style-name="P41">The 62256 (28-pin DIP) is pin-compatible with the 6264, with identical key pins:</text:p>
              <text:list>
                <text:list-item>
                  <text:p text:style-name="P41">A0–A14 (pins 1–9, 22–25, 27) vs. 6264’s A0–A12.</text:p>
                </text:list-item>
                <text:list-item>
                  <text:p text:style-name="P41">D0–D7 (pins 11–13, 15–19) same as 6264.</text:p>
                </text:list-item>
                <text:list-item>
                  <text:p text:style-name="P41">CS (pin 20, active low), OE (pin 22, active low), WE (pin 27, active low) same as 6264.</text:p>
                </text:list-item>
                <text:list-item>
                  <text:p text:style-name="P41">Vcc (pin 28), Vss (pin 14) same.</text:p>
                </text:list-item>
              </text:list>
            </text:list-item>
            <text:list-item>
              <text:p text:style-name="P41">The extra address lines (A13–A14) on the 62256 allow addressing up to 0000H–7FFFH (32 KB) vs. 6264’s 0000H–1FFFH (8 KB).</text:p>
            </text:list-item>
          </text:list>
        </text:list-item>
        <text:list-item>
          <text:p text:style-name="P41">Access Time:</text:p>
          <text:list>
            <text:list-item>
              <text:p text:style-name="P41"><text:soft-page-break/>The 62256 typically offers access times of 70–150 ns (e.g., HM62256LP-10 is 100 ns), compatible with the 8085’s timing at 3 MHz (original 6 MHz crystal, divided to 3 MHz internally).</text:p>
            </text:list-item>
            <text:list-item>
              <text:p text:style-name="P41">The 8085 requires memory access times of ~200 ns or faster at 3 MHz. The 62256’s speed is adequate (100 ns &lt; 200 ns).</text:p>
            </text:list-item>
          </text:list>
        </text:list-item>
        <text:list-item>
          <text:p text:style-name="P41">Power:</text:p>
          <text:list>
            <text:list-item>
              <text:p text:style-name="P41">The 62256 (CMOS) consumes slightly more power than the 6264 but is still low (e.g., ~50 mA active, &lt;1 mA standby). The 5V power supply (7805, 1A) can handle it.</text:p>
            </text:list-item>
          </text:list>
        </text:list-item>
        <text:list-item>
          <text:p text:style-name="P41">Code Compatibility:</text:p>
          <text:list>
            <text:list-item>
              <text:p text:style-name="P41">The code uses 0000H for the program and 2000H–2001H for I/O, all within the 62256’s 32 KB range.</text:p>
            </text:list-item>
            <text:list-item>
              <text:p text:style-name="P42">No code changes are needed, as 2000H is accessible in the 62256’s address space.</text:p>
            </text:list-item>
          </text:list>
        </text:list-item>
      </text:list>
      <text:p text:style-name="P14">Adjustments</text:p>
      <text:list text:style-name="L16">
        <text:list-item>
          <text:p text:style-name="P43">Address Decoding:</text:p>
          <text:list>
            <text:list-item>
              <text:p text:style-name="P43">The original design uses a 74LS138 decoder with A13–A15 to select the 6264 for 0000H–1FFFH (Y0 output). For the 62256, extend the range to 0000H–7FFFH:</text:p>
              <text:list>
                <text:list-item>
                  <text:p text:style-name="P43">Connect A13–A14 (62256 pins 23, 27) to 8085 A13–A14 (pins 26–27) or ground unused lines if only 8 KB is needed.</text:p>
                </text:list-item>
                <text:list-item>
                  <text:p text:style-name="P43">Adjust the 74LS138 to select the 62256 for 0000H–7FFFH (A15 = 0). Use Y0 for CS, as before, but ensure A15 is low (e.g., tie 8085 A15 to ground or decode via 74LS138 G1).</text:p>
                </text:list-item>
                <text:list-item>
                  <text:p text:style-name="P43">Example: Set 74LS138 G1 to IO/M inverted, A = A13, B = A14, C = A15. Y0 active when A15–A13 = 000, covering 0000H–7FFFH.</text:p>
                </text:list-item>
              </text:list>
            </text:list-item>
            <text:list-item>
              <text:p text:style-name="P43">If you ground A13–A14, the 62256 behaves like a 6264 (8 KB), requiring no decoder changes.</text:p>
            </text:list-item>
          </text:list>
        </text:list-item>
        <text:list-item>
          <text:p text:style-name="P43">Wiring:</text:p>
          <text:list>
            <text:list-item>
              <text:p text:style-name="P43">Connect A0–A12 as in the original (A0–A7 from 74LS373, A8–A12 from 8085 pins 21–25).</text:p>
            </text:list-item>
            <text:list-item>
              <text:p text:style-name="P43">Connect A13–A14 to 8085 A13–A14 (pins 26–27) or ground if unused.</text:p>
            </text:list-item>
            <text:list-item>
              <text:p text:style-name="P43">D0–D7, CS, OE, WE, Vcc, Vss remain identical to 6264 wiring.</text:p>
            </text:list-item>
          </text:list>
        </text:list-item>
        <text:list-item>
          <text:p text:style-name="P43">Memory Mapping:</text:p>
          <text:list>
            <text:list-item>
              <text:p text:style-name="P43">The 62256 covers 0000H–7FFFH. Ensure no other devices (e.g., EPROM) overlap this range unless decoded separately (e.g., EPROM at 8000H–FFFFH).</text:p>
            </text:list-item>
            <text:list-item>
              <text:p text:style-name="P44">2000H–2001H are within the 62256’s range, so memory-mapped I/O works as is.</text:p>
            </text:list-item>
          </text:list>
        </text:list-item>
      </text:list>
      <text:p text:style-name="P14">Impacts</text:p>
      <text:list text:style-name="L17">
        <text:list-item>
          <text:p text:style-name="P45">Advantages:</text:p>
          <text:list>
            <text:list-item>
              <text:p text:style-name="P45">32 KB allows future expansion (e.g., larger programs or monitor software).</text:p>
            </text:list-item>
            <text:list-item>
              <text:p text:style-name="P45">CMOS 62256 is low-power and widely available.</text:p>
            </text:list-item>
          </text:list>
        </text:list-item>
        <text:list-item>
          <text:p text:style-name="P45">Disadvantages:</text:p>
          <text:list>
            <text:list-item>
              <text:p text:style-name="P45">Slightly more complex decoding if using the full 32 KB (requires A15 handling).</text:p>
            </text:list-item>
            <text:list-item>
              <text:p text:style-name="P45"><text:soft-page-break/>Unused memory (only ~256 bytes needed) may be overkill, but this doesn’t affect functionality.</text:p>
            </text:list-item>
          </text:list>
        </text:list-item>
        <text:list-item>
          <text:p text:style-name="P45">Trainer Stability:</text:p>
          <text:list>
            <text:list-item>
              <text:p text:style-name="P45">The 62256’s faster access time ensures reliable operation.</text:p>
            </text:list-item>
            <text:list-item>
              <text:p text:style-name="P46">No impact on the code’s self-modification or SOD LED functionality.</text:p>
            </text:list-item>
          </text:list>
        </text:list-item>
      </text:list>
      <text:p text:style-name="P14">Recommendation</text:p>
      <text:list text:style-name="L18">
        <text:list-item>
          <text:p text:style-name="P47">Use the 62256 as a drop-in replacement for the 6264 by grounding A13–A14 to limit it to 8 KB, avoiding decoder changes. If you plan to use the full 32 KB, modify the 74LS138 to select 0000H–7FFFH with A15 = 0.</text:p>
        </text:list-item>
      </text:list>
      <text:p text:style-name="P13">Using a 5 MHz Clock</text:p>
      <text:p text:style-name="P13">The original design uses a 6 MHz crystal (divided to 3 MHz internally by the 8085). A 5 MHz crystal results in a 2.5 MHz internal clock, which is within the 8085’s operating range but requires evaluation.</text:p>
      <text:p text:style-name="P14">Compatibility</text:p>
      <text:list text:style-name="L19">
        <text:list-item>
          <text:p text:style-name="P48">8085 Clock Range:</text:p>
          <text:list>
            <text:list-item>
              <text:p text:style-name="P48">The 8085A operates from 0.5 MHz to 3 MHz (6 MHz crystal max, divided by 2).</text:p>
            </text:list-item>
            <text:list-item>
              <text:p text:style-name="P48">A 5 MHz crystal yields 2.5 MHz, well within specs (no overclocking issues).</text:p>
            </text:list-item>
          </text:list>
        </text:list-item>
        <text:list-item>
          <text:p text:style-name="P48">Timing:</text:p>
          <text:list>
            <text:list-item>
              <text:p text:style-name="P48">At 2.5 MHz, the 8085’s clock cycle is 400 ns (1/2.5 MHz) vs. 333 ns at 3 MHz.</text:p>
            </text:list-item>
            <text:list-item>
              <text:p text:style-name="P48">Memory access time requirement: ~250 ns at 2.5 MHz (slightly relaxed from ~200 ns at 3 MHz).</text:p>
            </text:list-item>
            <text:list-item>
              <text:p text:style-name="P48">The 62256’s 100 ns access time is more than adequate (100 ns &lt; 250 ns).</text:p>
            </text:list-item>
          </text:list>
        </text:list-item>
        <text:list-item>
          <text:p text:style-name="P48">Code Compatibility:</text:p>
          <text:list>
            <text:list-item>
              <text:p text:style-name="P48">The self-modifying code has no timing-critical sections (e.g., no delay loops or real-time I/O).</text:p>
            </text:list-item>
            <text:list-item>
              <text:p text:style-name="P48">The SOD LED’s on-time during self-modification (~24–36 µs at 2.5 MHz vs. ~20–30 µs at 3 MHz) remains too brief for naked-eye visibility without a delay loop, but this is unchanged from the original.</text:p>
            </text:list-item>
          </text:list>
        </text:list-item>
        <text:list-item>
          <text:p text:style-name="P48">Components:</text:p>
          <text:list>
            <text:list-item>
              <text:p text:style-name="P48">The 5 MHz crystal is compatible with the clock circuit (22 pF capacitors to ground, connected to X1/X2, pins 1–2).</text:p>
            </text:list-item>
            <text:list-item>
              <text:p text:style-name="P49">All other components (74LS373, 74LS138, 62256) operate reliably at 2.5 MHz.</text:p>
            </text:list-item>
          </text:list>
        </text:list-item>
      </text:list>
      <text:p text:style-name="P14">Adjustments</text:p>
      <text:list text:style-name="L20">
        <text:list-item>
          <text:p text:style-name="P50">Clock Circuit:</text:p>
          <text:list>
            <text:list-item>
              <text:p text:style-name="P50">Replace the 6 MHz crystal with a 5 MHz crystal.</text:p>
            </text:list-item>
            <text:list-item>
              <text:p text:style-name="P50">Keep 22 pF capacitors (suitable for 5 MHz per 8085 datasheet).</text:p>
            </text:list-item>
            <text:list-item>
              <text:p text:style-name="P50">No changes to X1/X2 wiring (pins 1–2).</text:p>
            </text:list-item>
          </text:list>
        </text:list-item>
        <text:list-item>
          <text:p text:style-name="P50">Verification:</text:p>
          <text:list>
            <text:list-item>
              <text:p text:style-name="P50">After assembly, check CLK OUT (pin 37) for ~2.5 MHz (400 ns period) using an oscilloscope or logic probe.</text:p>
            </text:list-item>
          </text:list>
        </text:list-item>
        <text:list-item>
          <text:p text:style-name="P50">No Code Changes:</text:p>
          <text:list>
            <text:list-item>
              <text:p text:style-name="P50"><text:soft-page-break/>The code’s logic (input comparison, JMP modification, SOD control) is frequency-independent.</text:p>
            </text:list-item>
            <text:list-item>
              <text:p text:style-name="P50">If you add a delay loop for LED visibility (e.g., LXI B, 1000H; DELAY: DCX B; ...), adjust the counter for similar timing:</text:p>
              <text:list>
                <text:list-item>
                  <text:p text:style-name="P50">At 3 MHz, 1000H (~4096 cycles) takes ~1.37 ms.</text:p>
                </text:list-item>
                <text:list-item>
                  <text:p text:style-name="P51">At 2.5 MHz, use ~`0D55H` (3400 cycles) for ~1.36 ms (close enough).</text:p>
                </text:list-item>
              </text:list>
            </text:list-item>
          </text:list>
        </text:list-item>
      </text:list>
      <text:p text:style-name="P14">Impacts</text:p>
      <text:list text:style-name="L21">
        <text:list-item>
          <text:p text:style-name="P52">Advantages:</text:p>
          <text:list>
            <text:list-item>
              <text:p text:style-name="P52">Slightly slower clock reduces power consumption and heat (minor for 8085A).</text:p>
            </text:list-item>
            <text:list-item>
              <text:p text:style-name="P52">Relaxed timing margins improve stability with slower components (though 62256 is fast).</text:p>
            </text:list-item>
          </text:list>
        </text:list-item>
        <text:list-item>
          <text:p text:style-name="P52">Disadvantages:</text:p>
          <text:list>
            <text:list-item>
              <text:p text:style-name="P52">Execution speed decreases by 17% (2.5 MHz vs. 3 MHz), but this is negligible for the code’s short runtime (100 cycles).</text:p>
            </text:list-item>
            <text:list-item>
              <text:p text:style-name="P52">LED on-time extends slightly (e.g., ~28 µs vs. ~23 µs for self-modification), still requiring a delay loop for visibility.</text:p>
            </text:list-item>
          </text:list>
        </text:list-item>
        <text:list-item>
          <text:p text:style-name="P52">Trainer Stability:</text:p>
          <text:list>
            <text:list-item>
              <text:p text:style-name="P52">The 2.5 MHz clock is fully supported, with no risk to the 8085 or peripherals.</text:p>
            </text:list-item>
            <text:list-item>
              <text:p text:style-name="P53">No impact on self-modification or SOD functionality.</text:p>
            </text:list-item>
          </text:list>
        </text:list-item>
      </text:list>
      <text:p text:style-name="P14">Recommendation</text:p>
      <text:list text:style-name="L22">
        <text:list-item>
          <text:p text:style-name="P54">The 5 MHz crystal is a safe choice, requiring only a swap of the crystal. No other hardware or code changes are needed unless you add a delay loop for LED visibility, where a minor counter adjustment ensures consistent timing.</text:p>
        </text:list-item>
      </text:list>
      <text:p text:style-name="P13">Integration with Trainer Design</text:p>
      <text:p text:style-name="P14">Using the 62256 RAM and 5 MHz clock requires minimal changes to the trainer design:</text:p>
      <text:list text:style-name="L23">
        <text:list-item>
          <text:p text:style-name="P55">RAM Wiring:</text:p>
          <text:list>
            <text:list-item>
              <text:p text:style-name="P55">Connect 62256 as described for 6264, with A0–A12 to A0–A12, D0–D7 to AD0–AD7, OE to RD, WE to WR, CS to 74LS138 Y0.</text:p>
            </text:list-item>
            <text:list-item>
              <text:p text:style-name="P55">Ground A13–A14 (pins 23, 27) for 8 KB mode, or connect to 8085 A13–A14 and adjust 74LS138 for 32 KB (0000H–7FFFH, A15 = 0).</text:p>
            </text:list-item>
          </text:list>
        </text:list-item>
        <text:list-item>
          <text:p text:style-name="P55">Clock Wiring:</text:p>
          <text:list>
            <text:list-item>
              <text:p text:style-name="P55">Connect 5 MHz crystal to X1/X2 (pins 1–2), 22 pF capacitors to ground.</text:p>
            </text:list-item>
          </text:list>
        </text:list-item>
        <text:list-item>
          <text:p text:style-name="P55">Decoding:</text:p>
          <text:list>
            <text:list-item>
              <text:p text:style-name="P55">For 8 KB mode (A13–A14 grounded), keep 74LS138 as is (Y0 for 0000H–1FFFH).</text:p>
            </text:list-item>
            <text:list-item>
              <text:p text:style-name="P55">For 32 KB, set 74LS138 G1 to IO/M inverted, C = A15, B = A14, A = A13, Y0 for 0000H–7FFFH.</text:p>
            </text:list-item>
          </text:list>
        </text:list-item>
        <text:list-item>
          <text:p text:style-name="P55">Power:</text:p>
          <text:list>
            <text:list-item>
              <text:p text:style-name="P55">The 7805 (1A) supports the 62256’s slightly higher current and 2.5 MHz operation.</text:p>
            </text:list-item>
          </text:list>
        </text:list-item>
        <text:list-item>
          <text:p text:style-name="P55">Code Deployment:</text:p>
          <text:list>
            <text:list-item>
              <text:p text:style-name="P55">No changes to the code or deployment steps (assemble to selfmod.hex, load via monitor/serial, set input at 2000H, run at 0000H).</text:p>
            </text:list-item>
            <text:list-item>
              <text:p text:style-name="P55"><text:soft-page-break/>The 62256 handles 0000H (program) and 2000H–2001H (I/O) identically to the 6264.</text:p>
            </text:list-item>
          </text:list>
        </text:list-item>
        <text:list-item>
          <text:p text:style-name="P55">Testing:</text:p>
          <text:list>
            <text:list-item>
              <text:p text:style-name="P55">Verify 2.5 MHz at CLK OUT (pin 37).</text:p>
            </text:list-item>
            <text:list-item>
              <text:p text:style-name="P55">Confirm 62256 access at 0000H and 2000H–2001H via monitor or DIP switch input.</text:p>
            </text:list-item>
            <text:list-item>
              <text:p text:style-name="P55">Check SOD LED behavior (on during MODIFY_LOW/MODIFY_HIGH, off otherwise).</text:p>
            </text:list-item>
            <text:list-item>
              <text:p text:style-name="P56">Output at 2001H (‘H’ for input ≥ 50, ‘L’ for &lt; 50) remains unchanged.</text:p>
            </text:list-item>
          </text:list>
        </text:list-item>
      </text:list>
      <text:p text:style-name="P14">Potential Issues and Mitigations</text:p>
      <text:list text:style-name="L24">
        <text:list-item>
          <text:p text:style-name="P57">62256 Decoding:</text:p>
          <text:list>
            <text:list-item>
              <text:p text:style-name="P57">If A13–A14 are not grounded and decoding is incorrect, the 62256 may not respond at 2000H. Ensure 74LS138 selects the correct range or ground unused address lines.</text:p>
            </text:list-item>
            <text:list-item>
              <text:p text:style-name="P57">Test: Write FFH to 2000H, read back to confirm.</text:p>
            </text:list-item>
          </text:list>
        </text:list-item>
        <text:list-item>
          <text:p text:style-name="P57">Clock Stability:</text:p>
          <text:list>
            <text:list-item>
              <text:p text:style-name="P57">A faulty 5 MHz crystal may fail to oscillate. Verify with an oscilloscope or swap with a known-good crystal.</text:p>
            </text:list-item>
            <text:list-item>
              <text:p text:style-name="P57">Ensure 22 - The 62256’s larger capacity allows for future expansion, such as adding a monitor program or additional code, without requiring hardware changes.</text:p>
            </text:list-item>
          </text:list>
        </text:list-item>
        <text:list-item>
          <text:p text:style-name="P57">Performance:</text:p>
          <text:list>
            <text:list-item>
              <text:p text:style-name="P57">The 2.5 MHz clock slightly slows execution (17% slower), but the code’s short runtime (100 cycles) makes this negligible. If precise timing is needed (e.g., for LED visibility), adjust delay loops as noted.</text:p>
            </text:list-item>
          </text:list>
        </text:list-item>
        <text:list-item>
          <text:p text:style-name="P57">Debugging:</text:p>
          <text:list>
            <text:list-item>
              <text:p text:style-name="P57">If the trainer fails to run the code, check:</text:p>
              <text:list>
                <text:list-item>
                  <text:p text:style-name="P57">62256 CS signal (74LS138 Y0 active for 0000H–7FFFH).</text:p>
                </text:list-item>
                <text:list-item>
                  <text:p text:style-name="P57">Clock frequency (2.5 MHz at CLK OUT).</text:p>
                </text:list-item>
                <text:list-item>
                  <text:p text:style-name="P57">SOD wiring (330Ω resistor, correct polarity).</text:p>
                </text:list-item>
                <text:list-item>
                  <text:p text:style-name="P58">Memory writes to 2000H and 2001H via monitor or DIP switch.</text:p>
                </text:list-item>
              </text:list>
            </text:list-item>
          </text:list>
        </text:list-item>
      </text:list>
      <text:p text:style-name="P13">Conclusion</text:p>
      <text:p text:style-name="P13">Using a 62256 RAM and a 5 MHz clock is fully compatible with the 8085 trainer and the self-modifying code. The 62256 can replace the 6264 with minimal changes (ground A13–A14 or adjust decoding for 32 KB), and the 5 MHz crystal (2.5 MHz internal) requires only a crystal swap. No code changes are needed, and the SOD LED, memory-mapped I/O, and self-modification logic work as intended. The 62256’s larger capacity supports future expansion, and the 2.5 MHz clock ensures stable operation with relaxed timing. These substitutions maintain the trainer’s simplicity while aligning with Intel’s concerns about self-modifying code’s risks (e.g., by making the process observable via the LED).</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0:11:35.020252410</meta:creation-date>
    <dc:date>2025-05-20T10:19:14.275545873</dc:date>
    <meta:editing-duration>PT7M39S</meta:editing-duration>
    <meta:editing-cycles>3</meta:editing-cycles>
    <meta:generator>LibreOffice/7.4.7.2$Linux_AARCH64 LibreOffice_project/40$Build-2</meta:generator>
    <meta:document-statistic meta:table-count="0" meta:image-count="0" meta:object-count="0" meta:page-count="12" meta:paragraph-count="378" meta:word-count="4387" meta:character-count="23929" meta:non-whitespace-character-count="20351"/>
  </office:meta>
</office:document-meta>
</file>